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image/png" manifest:full-path="Pictures/10000000000000200000002000309F1C.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marker-end="Arrow" draw:marker-end-width="0.203cm" draw:fill="none" draw:textarea-vertical-align="middle"/>
    </style:style>
    <style:style style:name="gr4" style:family="graphic" style:parent-style-name="objectwithoutfill">
      <style:graphic-properties draw:stroke="solid" draw:marker-end="Arrow" draw:marker-end-width="0.203cm" draw:fill="none" draw:textarea-vertical-align="middle"/>
    </style:style>
    <style:style style:name="gr5" style:family="graphic" style:parent-style-name="objectwithoutfill">
      <style:graphic-properties draw:stroke-dash="Ultrafine_20_2_20_Dots_20_3_20_Dashes" draw:marker-start="Arrow" draw:marker-start-width="0.203cm" draw:marker-end="Arrow" draw:marker-end-width="0.203cm" draw:fill="none" draw:textarea-vertical-align="middle"/>
    </style:style>
    <style:style style:name="gr6" style:family="graphic" style:parent-style-name="objectwithoutfill">
      <style:graphic-properties draw:stroke-dash="Ultrafine_20_2_20_Dots_20_3_20_Dashes" draw:marker-start="Arrow" draw:marker-end="Arrow" draw:marker-end-width="0.203cm" draw:fill="none" draw:textarea-vertical-align="middle"/>
    </style:style>
    <style:style style:name="gr7" style:family="graphic" style:parent-style-name="standard">
      <style:graphic-properties draw:stroke="none" draw:textarea-horizontal-align="justify" draw:textarea-vertical-align="middle" draw:auto-grow-height="false"/>
    </style:style>
    <style:style style:name="gr8" style:family="graphic" style:parent-style-name="standard">
      <style:graphic-properties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10pt" style:font-size-asian="10pt" style:font-size-complex="10pt"/>
    </style:style>
    <style:style style:name="T4"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g>
          <draw:custom-shape draw:style-name="gr1" draw:text-style-name="P2" draw:layer="layout" svg:width="5.207cm" svg:height="3.048cm" svg:x="2.524cm" svg:y="1.762cm">
            <text:p text:style-name="P1"><text:span text:style-name="T1">Node </text:span><text:span text:style-name="T2">2</text:span></text:p>
            <draw:enhanced-geometry svg:viewBox="0 0 21600 21600" draw:type="rectangle" draw:enhanced-path="M 0 0 L 21600 0 21600 21600 0 21600 0 0 Z N"/>
          </draw:custom-shape>
          <draw:custom-shape draw:style-name="gr2" draw:text-style-name="P2" draw:layer="layout" svg:width="2.132cm" svg:height="2.032cm" svg:x="2.678cm" svg:y="2.524cm">
            <text:p text:style-name="P1"><text:span text:style-name="T1">Snapshot</text:span></text:p>
            <text:p text:style-name="P1"><text:span text:style-name="T1">Bro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216cm" svg:height="2.032cm" svg:x="4.937cm" svg:y="2.524cm">
            <text:p text:style-name="P1"><text:span text:style-name="T1">Block</text:span></text:p>
            <text:p text:style-name="P1"><text:span text:style-name="T1">St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27cm" svg:height="2.032cm" svg:x="6.307cm" svg:y="2.524cm">
            <text:p text:style-name="P1"><text:span text:style-name="T1">CDS</text:span></text:p>
            <text:p text:style-name="P1"><text:span text:style-name="T1">Hash</text:span></text:p>
            <text:p text:style-name="P1"><text:span text:style-name="T1">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 draw:text-style-name="P1" draw:layer="layout" svg:x1="5.699cm" svg:y1="4.556cm" svg:x2="7.35cm" svg:y2="7.731cm">
          <text:p/>
        </draw:line>
        <draw:line draw:style-name="gr3" draw:text-style-name="P1" draw:layer="layout" svg:x1="8.493cm" svg:y1="7.731cm" svg:x2="10.398cm" svg:y2="4.048cm">
          <text:p/>
        </draw:line>
        <draw:line draw:style-name="gr4" draw:text-style-name="P1" draw:layer="layout" svg:x1="10.906cm" svg:y1="4.048cm" svg:x2="9.001cm" svg:y2="7.985cm">
          <text:p/>
        </draw:line>
        <draw:line draw:style-name="gr4" draw:text-style-name="P1" draw:layer="layout" svg:x1="6.715cm" svg:y1="7.604cm" svg:x2="5.064cm" svg:y2="4.556cm">
          <text:p/>
        </draw:line>
        <draw:line draw:style-name="gr5" draw:text-style-name="P1" draw:layer="layout" svg:x1="11.414cm" svg:y1="4.048cm" svg:x2="12.43cm" svg:y2="5.699cm">
          <text:p/>
        </draw:line>
        <draw:line draw:style-name="gr6" draw:text-style-name="P1" draw:layer="layout" svg:x1="15.097cm" svg:y1="6.715cm" svg:x2="18.907cm" svg:y2="9.001cm">
          <text:p/>
        </draw:line>
        <draw:custom-shape draw:style-name="gr7" draw:text-style-name="P3" draw:layer="layout" svg:width="0.762cm" svg:height="0.762cm" svg:x="6.461cm" svg:y="5.699cm">
          <text:p text:style-name="P1"><text:span text:style-name="T3">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0.762cm" svg:height="0.762cm" svg:x="8.493cm" svg:y="5.699cm">
          <text:p text:style-name="P1"><text:span text:style-name="T3">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0.762cm" svg:height="0.762cm" svg:x="12.049cm" svg:y="4.556cm">
          <text:p text:style-name="P1"><text:span text:style-name="T3">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0.762cm" svg:height="0.762cm" svg:x="17.002cm" svg:y="7.096cm">
          <text:p text:style-name="P1"><text:span text:style-name="T3">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0.762cm" svg:height="0.762cm" svg:x="9.89cm" svg:y="5.826cm">
          <text:p text:style-name="P1"><text:span text:style-name="T3">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0.889cm" svg:height="0.635cm" svg:x="5.064cm" svg:y="6.08cm">
          <text:p text:style-name="P1"><text:span text:style-name="T3">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6.858cm" svg:height="3.588cm" svg:x="2.905cm" svg:y="7.731cm">
          <text:p text:style-name="P1">Distributed</text:p>
          <text:p text:style-name="P1">File Syst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4" draw:layer="layout" svg:width="4.417cm" svg:height="2.997cm" svg:x="10.68cm" svg:y="5.699cm">
          <text:p text:style-name="P1"><text:span text:style-name="T4">Distributed</text:span></text:p>
          <text:p text:style-name="P1"><text:span text:style-name="T4">Memory</text:span></text:p>
          <text:p text:style-name="P1"><text:span text:style-name="T4">Cach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 draw:text-style-name="P2" draw:layer="layout" svg:width="5.207cm" svg:height="3.048cm" svg:x="9.636cm" svg:y="1.254cm">
            <text:p text:style-name="P1"><text:span text:style-name="T1">Node </text:span><text:span text:style-name="T2">1</text:span></text:p>
            <draw:enhanced-geometry svg:viewBox="0 0 21600 21600" draw:type="rectangle" draw:enhanced-path="M 0 0 L 21600 0 21600 21600 0 21600 0 0 Z N"/>
          </draw:custom-shape>
          <draw:custom-shape draw:style-name="gr2" draw:text-style-name="P2" draw:layer="layout" svg:width="2.132cm" svg:height="2.032cm" svg:x="9.79cm" svg:y="2.016cm">
            <text:p text:style-name="P1"><text:span text:style-name="T1">Snapshot</text:span></text:p>
            <text:p text:style-name="P1"><text:span text:style-name="T1">Bro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216cm" svg:height="2.032cm" svg:x="12.049cm" svg:y="2.016cm">
            <text:p text:style-name="P1"><text:span text:style-name="T1">Block</text:span></text:p>
            <text:p text:style-name="P1"><text:span text:style-name="T1">St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27cm" svg:height="2.032cm" svg:x="13.419cm" svg:y="2.016cm">
            <text:p text:style-name="P1"><text:span text:style-name="T1">CDS</text:span></text:p>
            <text:p text:style-name="P1"><text:span text:style-name="T1">Hash</text:span></text:p>
            <text:p text:style-name="P1"><text:span text:style-name="T1">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 draw:text-style-name="P2" draw:layer="layout" svg:width="5.207cm" svg:height="3.048cm" svg:x="14.335cm" svg:y="8.239cm">
            <text:p text:style-name="P1"><text:span text:style-name="T1">Node </text:span><text:span text:style-name="T2">n</text:span></text:p>
            <draw:enhanced-geometry svg:viewBox="0 0 21600 21600" draw:type="rectangle" draw:enhanced-path="M 0 0 L 21600 0 21600 21600 0 21600 0 0 Z N"/>
          </draw:custom-shape>
          <draw:custom-shape draw:style-name="gr2" draw:text-style-name="P2" draw:layer="layout" svg:width="2.132cm" svg:height="2.032cm" svg:x="14.489cm" svg:y="9.001cm">
            <text:p text:style-name="P1"><text:span text:style-name="T1">Snapshot</text:span></text:p>
            <text:p text:style-name="P1"><text:span text:style-name="T1">Bro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216cm" svg:height="2.032cm" svg:x="16.748cm" svg:y="9.001cm">
            <text:p text:style-name="P1"><text:span text:style-name="T1">Block</text:span></text:p>
            <text:p text:style-name="P1"><text:span text:style-name="T1">St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27cm" svg:height="2.032cm" svg:x="18.118cm" svg:y="9.001cm">
            <text:p text:style-name="P1"><text:span text:style-name="T1">CDS</text:span></text:p>
            <text:p text:style-name="P1"><text:span text:style-name="T1">Hash</text:span></text:p>
            <text:p text:style-name="P1"><text:span text:style-name="T1">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808080" draw:marker-start-width="0.279cm" draw:marker-start-center="false" draw:marker-end-width="0.279cm" draw:marker-end-center="false" draw:fill="none" draw:fill-color="#cfe7e5" draw:fill-gradient-name="Gradient_20_7" draw:fill-hatch-name="Hatching_20_1" draw:fill-image-name="Bitmape_20_1" draw:fill-image-width="0cm" draw:fill-image-height="0cm" draw:textarea-horizontal-align="justify" fo:padding-top="0.125cm" fo:padding-bottom="0.125cm" fo:padding-left="0.25cm" fo:padding-right="0.25cm" draw:shadow="hidden" draw:shadow-offset-x="0.203cm" draw:shadow-offset-y="0.203cm" draw:shadow-color="#808080" draw:measure-vertical-align="abov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 draw:stroke-dash="Ultrafine_20_Dashed"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5.2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Wei Zhang</meta:initial-creator>
    <meta:creation-date>2012-02-23T12:58:04</meta:creation-date>
    <dc:date>2012-02-24T16:10:22</dc:date>
    <dc:creator>Wei Zhang</dc:creator>
    <meta:editing-duration>P1DT1H26M54S</meta:editing-duration>
    <meta:editing-cycles>9</meta:editing-cycles>
    <meta:generator>LibreOffice/3.4$Linux LibreOffice_project/340m1$Build-402</meta:generator>
    <meta:document-statistic meta:object-count="29"/>
  </office:meta>
</office:document-meta>
</file>